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office:value-type="float" office:value="56.0774" calcext:value-type="float">
            <text:p>56.0774</text:p>
          </table:table-cell>
          <table:table-cell office:value-type="float" office:value="40.3044" calcext:value-type="float">
            <text:p>40.3044</text:p>
          </table:table-cell>
          <table:table-cell table:style-name="ce1" office:value-type="float" office:value="71.844" calcext:value-type="float">
            <text:p>71.844</text:p>
          </table:table-cell>
          <table:table-cell office:value-type="float" office:value="70.9" calcext:value-type="float">
            <text:p>70.9</text:p>
          </table:table-cell>
          <table:table-cell office:value-type="float" office:value="60.08" calcext:value-type="float">
            <text:p>60.08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ass</text:p>
          </table:table-cell>
          <table:table-cell table:number-columns-repeated="6"/>
          <table:table-cell office:value-type="string" calcext:value-type="string">
            <text:p>Mass %</text:p>
          </table:table-cell>
          <table:table-cell table:number-columns-repeated="8"/>
          <table:table-cell office:value-type="string" calcext:value-type="string">
            <text:p>Mass</text:p>
          </table:table-cell>
          <table:table-cell table:number-columns-repeated="5"/>
          <table:table-cell office:value-type="string" calcext:value-type="string">
            <text:p>M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l2O3</text:p>
          </table:table-cell>
        </table:table-row>
        <table:table-row table:style-name="ro1">
          <table:table-cell table:formula="of:=0.25*3" office:value-type="float" office:value="0.75" calcext:value-type="float">
            <text:p>0.75</text:p>
          </table:table-cell>
          <table:table-cell table:formula="of:=0.25*3" office:value-type="float" office:value="0.75" calcext:value-type="float">
            <text:p>0.75</text:p>
          </table:table-cell>
          <table:table-cell table:formula="of:=0.25*3" office:value-type="float" office:value="0.75" calcext:value-type="float">
            <text:p>0.75</text:p>
          </table:table-cell>
          <table:table-cell table:formula="of:=0.25*3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]*[.A1]" office:value-type="float" office:value="42.05805" calcext:value-type="float">
            <text:p>42.05805</text:p>
          </table:table-cell>
          <table:table-cell table:formula="of:=[.B3]*[.B1]" office:value-type="float" office:value="30.2283" calcext:value-type="float">
            <text:p>30.2283</text:p>
          </table:table-cell>
          <table:table-cell table:formula="of:=[.C3]*[.C1]" office:value-type="float" office:value="53.883" calcext:value-type="float">
            <text:p>53.883</text:p>
          </table:table-cell>
          <table:table-cell table:formula="of:=[.D3]*[.D1]" office:value-type="float" office:value="53.175" calcext:value-type="float">
            <text:p>53.175</text:p>
          </table:table-cell>
          <table:table-cell table:formula="of:=[.E3]*[.E1]" office:value-type="float" office:value="180.24" calcext:value-type="float">
            <text:p>180.24</text:p>
          </table:table-cell>
          <table:table-cell table:formula="of:=[.F3]*[.F1]" office:value-type="float" office:value="101.96" calcext:value-type="float">
            <text:p>101.96</text:p>
          </table:table-cell>
          <table:table-cell table:formula="of:=SUM([.G3:.L3])" office:value-type="float" office:value="461.54435" calcext:value-type="float">
            <text:p>461.54435</text:p>
          </table:table-cell>
          <table:table-cell table:formula="of:=[.G3]/[.$M3]*100" office:value-type="float" office:value="9.11246124018201" calcext:value-type="float">
            <text:p>9.11246124018201</text:p>
          </table:table-cell>
          <table:table-cell table:formula="of:=[.H3]/[.$M3]*100" office:value-type="float" office:value="6.54938144080845" calcext:value-type="float">
            <text:p>6.54938144080845</text:p>
          </table:table-cell>
          <table:table-cell table:formula="of:=[.I3]/[.$M3]*100" office:value-type="float" office:value="11.6745010528241" calcext:value-type="float">
            <text:p>11.6745010528241</text:p>
          </table:table-cell>
          <table:table-cell table:formula="of:=[.J3]/[.$M3]*100" office:value-type="float" office:value="11.5211030099274" calcext:value-type="float">
            <text:p>11.5211030099274</text:p>
          </table:table-cell>
          <table:table-cell table:formula="of:=[.K3]/[.$M3]*100" office:value-type="float" office:value="39.0515017679233" calcext:value-type="float">
            <text:p>39.0515017679233</text:p>
          </table:table-cell>
          <table:table-cell table:formula="of:=[.L3]/[.$M3]*100" office:value-type="float" office:value="22.0910514883348" calcext:value-type="float">
            <text:p>22.0910514883348</text:p>
          </table:table-cell>
          <table:table-cell office:value-type="float" office:value="0.00415937499999999" calcext:value-type="float">
            <text:p>0.004159375</text:p>
          </table:table-cell>
          <table:table-cell table:formula="of:=4.19/1000" office:value-type="float" office:value="0.00419" calcext:value-type="float">
            <text:p>0.00419</text:p>
          </table:table-cell>
          <table:table-cell table:formula="of:=[.U3]*[.T3]" office:value-type="float" office:value="0.00001742778125" calcext:value-type="float">
            <text:p>1.742778125E-05</text:p>
          </table:table-cell>
          <table:table-cell table:formula="of:=[.$V3]*[.N3]/100" office:value-type="float" office:value="0.00000158809981142995" calcext:value-type="float">
            <text:p>1.58809981142995E-06</text:p>
          </table:table-cell>
          <table:table-cell table:formula="of:=[.$V3]*[.O3]/100" office:value-type="float" office:value="0.00000114141187073219" calcext:value-type="float">
            <text:p>1.14141187073219E-06</text:p>
          </table:table-cell>
          <table:table-cell table:formula="of:=[.$V3]*[.P3]/100" office:value-type="float" office:value="0.00000203460650551512" calcext:value-type="float">
            <text:p>2.03460650551512E-06</text:p>
          </table:table-cell>
          <table:table-cell table:formula="of:=[.$V3]*[.Q3]/100" office:value-type="float" office:value="0.00000200787263015731" calcext:value-type="float">
            <text:p>2.00787263015731E-06</text:p>
          </table:table-cell>
          <table:table-cell table:formula="of:=[.$V3]*[.R3]/100" office:value-type="float" office:value="0.00000680581030295354" calcext:value-type="float">
            <text:p>6.80581030295354E-06</text:p>
          </table:table-cell>
          <table:table-cell table:formula="of:=[.$V3]*[.S3]/100" office:value-type="float" office:value="0.00000384998012921184" calcext:value-type="float">
            <text:p>3.84998012921184E-06</text:p>
          </table:table-cell>
          <table:table-cell table:formula="of:=[.W3]/[.A1]" office:value-type="float" office:value="0.0000000283197832180157" calcext:value-type="float">
            <text:p>2.83197832180157E-08</text:p>
          </table:table-cell>
          <table:table-cell table:formula="of:=[.X3]/[.B1]" office:value-type="float" office:value="0.0000000283197832180157" calcext:value-type="float">
            <text:p>2.83197832180157E-08</text:p>
          </table:table-cell>
          <table:table-cell table:formula="of:=[.Y3]/[.C1]" office:value-type="float" office:value="0.0000000283197832180157" calcext:value-type="float">
            <text:p>2.83197832180157E-08</text:p>
          </table:table-cell>
          <table:table-cell table:formula="of:=[.Z3]/[.D1]" office:value-type="float" office:value="0.0000000283197832180157" calcext:value-type="float">
            <text:p>2.83197832180157E-08</text:p>
          </table:table-cell>
          <table:table-cell table:formula="of:=[.AA3]/[.E1]" office:value-type="float" office:value="0.000000113279132872063" calcext:value-type="float">
            <text:p>1.13279132872063E-07</text:p>
          </table:table-cell>
          <table:table-cell table:formula="of:=[.AB3]/[.F1]" office:value-type="float" office:value="0.0000000377597109573543" calcext:value-type="float">
            <text:p>3.77597109573543E-08</text:p>
          </table:table-cell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8"/>
          <table:table-cell table:style-name="ce3" table:number-columns-repeated="7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00-00-00</text:date>, <text:time style:data-style-name="N2" text:time-value="11:10:22.49210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6:19:08.601641990</meta:creation-date>
    <dc:date>2019-12-03T11:17:50.075708484</dc:date>
    <meta:editing-duration>PT24M45S</meta:editing-duration>
    <meta:editing-cycles>3</meta:editing-cycles>
    <meta:generator>LibreOffice/6.2.5.2$Linux_X86_64 LibreOffice_project/1ec314fa52f458adc18c4f025c545a4e8b22c159</meta:generator>
    <meta:document-statistic meta:table-count="1" meta:cell-count="78" meta:object-count="0"/>
  </office:meta>
</office:document-meta>
</file>